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 Clump Thickness </text:p>
          </table:table-cell>
          <table:table-cell table:style-name="ce1" office:value-type="string" calcext:value-type="string">
            <text:p>Uniformity of Cell Size </text:p>
          </table:table-cell>
          <table:table-cell table:style-name="ce1" office:value-type="string" calcext:value-type="string">
            <text:p>Uniformity of Cell Shape </text:p>
          </table:table-cell>
          <table:table-cell table:style-name="ce1" office:value-type="string" calcext:value-type="string">
            <text:p>Marginal Adhesion </text:p>
          </table:table-cell>
          <table:table-cell table:style-name="ce1" office:value-type="string" calcext:value-type="string">
            <text:p>Single Epithelial Cell Size </text:p>
          </table:table-cell>
          <table:table-cell table:style-name="ce2" office:value-type="string" calcext:value-type="string">
            <text:p>Bare Nuclei </text:p>
          </table:table-cell>
          <table:table-cell table:style-name="ce1" office:value-type="string" calcext:value-type="string">
            <text:p>Bland Chromatin </text:p>
          </table:table-cell>
          <table:table-cell table:style-name="ce1" office:value-type="string" calcext:value-type="string">
            <text:p>Normal Nucleoli </text:p>
          </table:table-cell>
          <table:table-cell table:style-name="ce1" office:value-type="string" calcext:value-type="string">
            <office:annotation draw:style-name="gr1" draw:text-style-name="P2" svg:width="28.99mm" svg:height="17.99mm" svg:x="231.77mm" svg:y="0mm" draw:caption-point-x="-6.1mm" draw:caption-point-y="0.1mm">
              <dc:date>2019-02-13T00:00:00</dc:date>
              <text:p text:style-name="P1">Outliers with class = 2 ?</text:p>
            </office:annotation>
            <text:p>Mitoses </text:p>
          </table:table-cell>
          <table:table-cell office:value-type="string" calcext:value-type="string">
            <text:p>Class</text:p>
          </table:table-cell>
        </table:table-row>
        <table:table-row table:style-name="ro2" table:visibility="filter">
          <table:table-cell office:value-type="float" office:value="1000025" calcext:value-type="float">
            <text:p>10000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02945" calcext:value-type="float">
            <text:p>10029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15425" calcext:value-type="float">
            <text:p>10154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16277" calcext:value-type="float">
            <text:p>10162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17023" calcext:value-type="float">
            <text:p>1017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7122" calcext:value-type="float">
            <text:p>10171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18099" calcext:value-type="float">
            <text:p>10180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18561" calcext:value-type="float">
            <text:p>10185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33078" calcext:value-type="float">
            <text:p>10330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33078" calcext:value-type="float">
            <text:p>10330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35283" calcext:value-type="float">
            <text:p>103528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36172" calcext:value-type="float">
            <text:p>10361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41801" calcext:value-type="float">
            <text:p>104180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43999" calcext:value-type="float">
            <text:p>10439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44572" calcext:value-type="float">
            <text:p>10445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047630" calcext:value-type="float">
            <text:p>10476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48672" calcext:value-type="float">
            <text:p>104867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49815" calcext:value-type="float">
            <text:p>10498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50670" calcext:value-type="float">
            <text:p>10506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50718" calcext:value-type="float">
            <text:p>10507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54590" calcext:value-type="float">
            <text:p>10545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1054593" calcext:value-type="float">
            <text:p>10545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56784" calcext:value-type="float">
            <text:p>10567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57013" calcext:value-type="float">
            <text:p>10570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59552" calcext:value-type="float">
            <text:p>10595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65726" calcext:value-type="float">
            <text:p>10657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66373" calcext:value-type="float">
            <text:p>10663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66979" calcext:value-type="float">
            <text:p>10669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67444" calcext:value-type="float">
            <text:p>1067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0935" calcext:value-type="float">
            <text:p>1070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0935" calcext:value-type="float">
            <text:p>107093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1760" calcext:value-type="float">
            <text:p>10717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72179" calcext:value-type="float">
            <text:p>10721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74610" calcext:value-type="float">
            <text:p>10746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5123" calcext:value-type="float">
            <text:p>1075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9304" calcext:value-type="float">
            <text:p>10793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80185" calcext:value-type="float">
            <text:p>108018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81791" calcext:value-type="float">
            <text:p>10817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84584" calcext:value-type="float">
            <text:p>10845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91262" calcext:value-type="float">
            <text:p>10912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96800" calcext:value-type="float">
            <text:p>1096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99510" calcext:value-type="float">
            <text:p>10995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00524" calcext:value-type="float">
            <text:p>11005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02573" calcext:value-type="float">
            <text:p>11025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03608" calcext:value-type="float">
            <text:p>110360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03722" calcext:value-type="float">
            <text:p>11037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05257" calcext:value-type="float">
            <text:p>11052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05524" calcext:value-type="float">
            <text:p>11055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06095" calcext:value-type="float">
            <text:p>11060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06829" calcext:value-type="float">
            <text:p>11068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08370" calcext:value-type="float">
            <text:p>11083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08449" calcext:value-type="float">
            <text:p>11084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0102" calcext:value-type="float">
            <text:p>11101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0503" calcext:value-type="float">
            <text:p>11105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0524" calcext:value-type="float">
            <text:p>11105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1249" calcext:value-type="float">
            <text:p>11112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2209" calcext:value-type="float">
            <text:p>11122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3038" calcext:value-type="float">
            <text:p>11130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3483" calcext:value-type="float">
            <text:p>11134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3906" calcext:value-type="float">
            <text:p>11139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5282" calcext:value-type="float">
            <text:p>11152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15293" calcext:value-type="float">
            <text:p>111529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16116" calcext:value-type="float">
            <text:p>11161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6132" calcext:value-type="float">
            <text:p>11161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16192" calcext:value-type="float">
            <text:p>11161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16998" calcext:value-type="float">
            <text:p>11169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17152" calcext:value-type="float">
            <text:p>11171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18039" calcext:value-type="float">
            <text:p>11180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20559" calcext:value-type="float">
            <text:p>11205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21732" calcext:value-type="float">
            <text:p>11217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21919" calcext:value-type="float">
            <text:p>11219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23061" calcext:value-type="float">
            <text:p>11230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24651" calcext:value-type="float">
            <text:p>1124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25035" calcext:value-type="float">
            <text:p>11250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26417" calcext:value-type="float">
            <text:p>11264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31294" calcext:value-type="float">
            <text:p>1131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32347" calcext:value-type="float">
            <text:p>1132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33041" calcext:value-type="float">
            <text:p>11330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33136" calcext:value-type="float">
            <text:p>11331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36142" calcext:value-type="float">
            <text:p>11361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37156" calcext:value-type="float">
            <text:p>11371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43978" calcext:value-type="float">
            <text:p>11439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43978" calcext:value-type="float">
            <text:p>11439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47044" calcext:value-type="float">
            <text:p>11470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47699" calcext:value-type="float">
            <text:p>11476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47748" calcext:value-type="float">
            <text:p>11477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48278" calcext:value-type="float">
            <text:p>11482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48873" calcext:value-type="float">
            <text:p>11488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52331" calcext:value-type="float">
            <text:p>11523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5546" calcext:value-type="float">
            <text:p>11555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6272" calcext:value-type="float">
            <text:p>11562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6948" calcext:value-type="float">
            <text:p>11569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7734" calcext:value-type="float">
            <text:p>11577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8247" calcext:value-type="float">
            <text:p>11582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60476" calcext:value-type="float">
            <text:p>11604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64066" calcext:value-type="float">
            <text:p>11640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65297" calcext:value-type="float">
            <text:p>11652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65790" calcext:value-type="float">
            <text:p>11657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65926" calcext:value-type="float">
            <text:p>11659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66630" calcext:value-type="float">
            <text:p>11666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66654" calcext:value-type="float">
            <text:p>11666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67439" calcext:value-type="float">
            <text:p>11674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67471" calcext:value-type="float">
            <text:p>11674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68359" calcext:value-type="float">
            <text:p>11683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68736" calcext:value-type="float">
            <text:p>116873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69049" calcext:value-type="float">
            <text:p>11690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0419" calcext:value-type="float">
            <text:p>117041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0420" calcext:value-type="float">
            <text:p>11704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71710" calcext:value-type="float">
            <text:p>11717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1710" calcext:value-type="float">
            <text:p>11717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71795" calcext:value-type="float">
            <text:p>11717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1845" calcext:value-type="float">
            <text:p>11718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2152" calcext:value-type="float">
            <text:p>1172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3216" calcext:value-type="float">
            <text:p>117321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73235" calcext:value-type="float">
            <text:p>11732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3347" calcext:value-type="float">
            <text:p>11733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3347" calcext:value-type="float">
            <text:p>11733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3509" calcext:value-type="float">
            <text:p>11735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73514" calcext:value-type="float">
            <text:p>11735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3681" calcext:value-type="float">
            <text:p>11736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4057" calcext:value-type="float">
            <text:p>11740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4057" calcext:value-type="float">
            <text:p>11740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4131" calcext:value-type="float">
            <text:p>117413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4428" calcext:value-type="float">
            <text:p>1174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5937" calcext:value-type="float">
            <text:p>11759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76406" calcext:value-type="float">
            <text:p>11764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6881" calcext:value-type="float">
            <text:p>117688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77027" calcext:value-type="float">
            <text:p>11770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77399" calcext:value-type="float">
            <text:p>117739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77512" calcext:value-type="float">
            <text:p>1177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8580" calcext:value-type="float">
            <text:p>11785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9818" calcext:value-type="float">
            <text:p>11798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0194" calcext:value-type="float">
            <text:p>11801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80523" calcext:value-type="float">
            <text:p>11805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0831" calcext:value-type="float">
            <text:p>11808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1356" calcext:value-type="float">
            <text:p>118135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2404" calcext:value-type="float">
            <text:p>11824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2410" calcext:value-type="float">
            <text:p>11824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3240" calcext:value-type="float">
            <text:p>11832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3246" calcext:value-type="float">
            <text:p>11832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3516" calcext:value-type="float">
            <text:p>11835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3911" calcext:value-type="float">
            <text:p>11839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3983" calcext:value-type="float">
            <text:p>11839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84184" calcext:value-type="float">
            <text:p>1184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4241" calcext:value-type="float">
            <text:p>11842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4840" calcext:value-type="float">
            <text:p>1184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5609" calcext:value-type="float">
            <text:p>11856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85610" calcext:value-type="float">
            <text:p>11856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7457" calcext:value-type="float">
            <text:p>11874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7805" calcext:value-type="float">
            <text:p>11878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88472" calcext:value-type="float">
            <text:p>118847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89266" calcext:value-type="float">
            <text:p>11892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89286" calcext:value-type="float">
            <text:p>11892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90394" calcext:value-type="float">
            <text:p>11903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0485" calcext:value-type="float">
            <text:p>11904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92325" calcext:value-type="float">
            <text:p>119232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93091" calcext:value-type="float">
            <text:p>11930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3210" calcext:value-type="float">
            <text:p>11932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3683" calcext:value-type="float">
            <text:p>1193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96295" calcext:value-type="float">
            <text:p>119629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96915" calcext:value-type="float">
            <text:p>11969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97080" calcext:value-type="float">
            <text:p>11970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7270" calcext:value-type="float">
            <text:p>11972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7440" calcext:value-type="float">
            <text:p>1197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7510" calcext:value-type="float">
            <text:p>11975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7979" calcext:value-type="float">
            <text:p>11979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97993" calcext:value-type="float">
            <text:p>11979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98128" calcext:value-type="float">
            <text:p>1198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98641" calcext:value-type="float">
            <text:p>11986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9219" calcext:value-type="float">
            <text:p>1199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9731" calcext:value-type="float">
            <text:p>11997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9983" calcext:value-type="float">
            <text:p>119998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00772" calcext:value-type="float">
            <text:p>12007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0847" calcext:value-type="float">
            <text:p>120084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00892" calcext:value-type="float">
            <text:p>12008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00952" calcext:value-type="float">
            <text:p>12009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01834" calcext:value-type="float">
            <text:p>12018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1936" calcext:value-type="float">
            <text:p>1201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02125" calcext:value-type="float">
            <text:p>12021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2812" calcext:value-type="float">
            <text:p>12028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03096" calcext:value-type="float">
            <text:p>120309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04242" calcext:value-type="float">
            <text:p>12042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04898" calcext:value-type="float">
            <text:p>120489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5138" calcext:value-type="float">
            <text:p>12051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05579" calcext:value-type="float">
            <text:p>12055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06089" calcext:value-type="float">
            <text:p>120608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06695" calcext:value-type="float">
            <text:p>12066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06841" calcext:value-type="float">
            <text:p>12068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07986" calcext:value-type="float">
            <text:p>12079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08301" calcext:value-type="float">
            <text:p>1208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0963" calcext:value-type="float">
            <text:p>121096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11202" calcext:value-type="float">
            <text:p>12112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12232" calcext:value-type="float">
            <text:p>12122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2251" calcext:value-type="float">
            <text:p>12122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2422" calcext:value-type="float">
            <text:p>12124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2422" calcext:value-type="float">
            <text:p>12124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3375" calcext:value-type="float">
            <text:p>12133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3383" calcext:value-type="float">
            <text:p>12133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4092" calcext:value-type="float">
            <text:p>12140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4556" calcext:value-type="float">
            <text:p>12145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4966" calcext:value-type="float">
            <text:p>12149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16694" calcext:value-type="float">
            <text:p>12166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16947" calcext:value-type="float">
            <text:p>12169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7051" calcext:value-type="float">
            <text:p>12170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7264" calcext:value-type="float">
            <text:p>12172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8105" calcext:value-type="float">
            <text:p>1218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18741" calcext:value-type="float">
            <text:p>12187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18860" calcext:value-type="float">
            <text:p>121886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8860" calcext:value-type="float">
            <text:p>121886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9406" calcext:value-type="float">
            <text:p>121940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9525" calcext:value-type="float">
            <text:p>12195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19859" calcext:value-type="float">
            <text:p>12198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20330" calcext:value-type="float">
            <text:p>12203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21863" calcext:value-type="float">
            <text:p>122186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222047" calcext:value-type="float">
            <text:p>122204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22936" calcext:value-type="float">
            <text:p>12229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23282" calcext:value-type="float">
            <text:p>12232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3426" calcext:value-type="float">
            <text:p>12234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23793" calcext:value-type="float">
            <text:p>12237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23967" calcext:value-type="float">
            <text:p>12239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4329" calcext:value-type="float">
            <text:p>12243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25799" calcext:value-type="float">
            <text:p>12257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26012" calcext:value-type="float">
            <text:p>12260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26612" calcext:value-type="float">
            <text:p>12266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27210" calcext:value-type="float">
            <text:p>12272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27244" calcext:value-type="float">
            <text:p>12272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27481" calcext:value-type="float">
            <text:p>12274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28152" calcext:value-type="float">
            <text:p>12281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28311" calcext:value-type="float">
            <text:p>122831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30175" calcext:value-type="float">
            <text:p>123017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30688" calcext:value-type="float">
            <text:p>12306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31387" calcext:value-type="float">
            <text:p>12313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31706" calcext:value-type="float">
            <text:p>12317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32225" calcext:value-type="float">
            <text:p>12322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36043" calcext:value-type="float">
            <text:p>1236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41232" calcext:value-type="float">
            <text:p>1241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41559" calcext:value-type="float">
            <text:p>12415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41679" calcext:value-type="float">
            <text:p>12416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242364" calcext:value-type="float">
            <text:p>12423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43256" calcext:value-type="float">
            <text:p>1243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70479" calcext:value-type="float">
            <text:p>12704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6091" calcext:value-type="float">
            <text:p>12760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7018" calcext:value-type="float">
            <text:p>1277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059" calcext:value-type="float">
            <text:p>1280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5531" calcext:value-type="float">
            <text:p>12855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7775" calcext:value-type="float">
            <text:p>12877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4888" calcext:value-type="float">
            <text:p>1448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5447" calcext:value-type="float">
            <text:p>1454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67528" calcext:value-type="float">
            <text:p>1675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69356" calcext:value-type="float">
            <text:p>1693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83913" calcext:value-type="float">
            <text:p>183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1250" calcext:value-type="float">
            <text:p>1912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17023" calcext:value-type="float">
            <text:p>1017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00524" calcext:value-type="float">
            <text:p>11005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6116" calcext:value-type="float">
            <text:p>11161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68736" calcext:value-type="float">
            <text:p>1168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82404" calcext:value-type="float">
            <text:p>11824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2404" calcext:value-type="float">
            <text:p>11824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8641" calcext:value-type="float">
            <text:p>11986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242970" calcext:value-type="float">
            <text:p>2429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5644" calcext:value-type="float">
            <text:p>2556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3538" calcext:value-type="float">
            <text:p>2635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74137" calcext:value-type="float">
            <text:p>2741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03213" calcext:value-type="float">
            <text:p>3032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14428" calcext:value-type="float">
            <text:p>3144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82404" calcext:value-type="float">
            <text:p>11824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98641" calcext:value-type="float">
            <text:p>11986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20675" calcext:value-type="float">
            <text:p>3206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24427" calcext:value-type="float">
            <text:p>3244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385103" calcext:value-type="float">
            <text:p>3851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0840" calcext:value-type="float">
            <text:p>3908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411453" calcext:value-type="float">
            <text:p>41145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0675" calcext:value-type="float">
            <text:p>3206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8903" calcext:value-type="float">
            <text:p>4289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431495" calcext:value-type="float">
            <text:p>4314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32809" calcext:value-type="float">
            <text:p>4328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34518" calcext:value-type="float">
            <text:p>4345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52264" calcext:value-type="float">
            <text:p>4522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56282" calcext:value-type="float">
            <text:p>4562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76903" calcext:value-type="float">
            <text:p>4769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486283" calcext:value-type="float">
            <text:p>4862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86662" calcext:value-type="float">
            <text:p>4866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88173" calcext:value-type="float">
            <text:p>4881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92268" calcext:value-type="float">
            <text:p>4922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08234" calcext:value-type="float">
            <text:p>5082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27363" calcext:value-type="float">
            <text:p>52736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29329" calcext:value-type="float">
            <text:p>52932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535331" calcext:value-type="float">
            <text:p>5353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3558" calcext:value-type="float">
            <text:p>5435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55977" calcext:value-type="float">
            <text:p>5559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560680" calcext:value-type="float">
            <text:p>5606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61477" calcext:value-type="float">
            <text:p>5614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63649" calcext:value-type="float">
            <text:p>56364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01265" calcext:value-type="float">
            <text:p>6012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06140" calcext:value-type="float">
            <text:p>6061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06722" calcext:value-type="float">
            <text:p>6067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16240" calcext:value-type="float">
            <text:p>6162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1634" calcext:value-type="float">
            <text:p>616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25201" calcext:value-type="float">
            <text:p>625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375" calcext:value-type="float">
            <text:p>633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35844" calcext:value-type="float">
            <text:p>6358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36130" calcext:value-type="float">
            <text:p>6361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0744" calcext:value-type="float">
            <text:p>64074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46904" calcext:value-type="float">
            <text:p>6469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53777" calcext:value-type="float">
            <text:p>6537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59642" calcext:value-type="float">
            <text:p>6596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66090" calcext:value-type="float">
            <text:p>6660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66942" calcext:value-type="float">
            <text:p>6669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67204" calcext:value-type="float">
            <text:p>6672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73637" calcext:value-type="float">
            <text:p>6736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84955" calcext:value-type="float">
            <text:p>6849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88033" calcext:value-type="float">
            <text:p>6880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91628" calcext:value-type="float">
            <text:p>691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93702" calcext:value-type="float">
            <text:p>6937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04097" calcext:value-type="float">
            <text:p>70409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04168" calcext:value-type="float">
            <text:p>7041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06426" calcext:value-type="float">
            <text:p>70642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09287" calcext:value-type="float">
            <text:p>7092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18641" calcext:value-type="float">
            <text:p>718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21482" calcext:value-type="float">
            <text:p>72148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0881" calcext:value-type="float">
            <text:p>7308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33639" calcext:value-type="float">
            <text:p>7336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33639" calcext:value-type="float">
            <text:p>7336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3823" calcext:value-type="float">
            <text:p>7338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40492" calcext:value-type="float">
            <text:p>7404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43348" calcext:value-type="float">
            <text:p>7433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52904" calcext:value-type="float">
            <text:p>75290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56136" calcext:value-type="float">
            <text:p>75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60001" calcext:value-type="float">
            <text:p>7600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60239" calcext:value-type="float">
            <text:p>7602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6389" calcext:value-type="float">
            <text:p>763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64974" calcext:value-type="float">
            <text:p>7649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70066" calcext:value-type="float">
            <text:p>77006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85208" calcext:value-type="float">
            <text:p>7852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85615" calcext:value-type="float">
            <text:p>7856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92744" calcext:value-type="float">
            <text:p>7927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97327" calcext:value-type="float">
            <text:p>7973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98429" calcext:value-type="float">
            <text:p>7984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04097" calcext:value-type="float">
            <text:p>70409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06423" calcext:value-type="float">
            <text:p>8064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09912" calcext:value-type="float">
            <text:p>809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810104" calcext:value-type="float">
            <text:p>8101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14265" calcext:value-type="float">
            <text:p>8142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14911" calcext:value-type="float">
            <text:p>8149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22829" calcext:value-type="float">
            <text:p>8228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826923" calcext:value-type="float">
            <text:p>8269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30690" calcext:value-type="float">
            <text:p>8306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31268" calcext:value-type="float">
            <text:p>83126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32226" calcext:value-type="float">
            <text:p>8322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32567" calcext:value-type="float">
            <text:p>8325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836433" calcext:value-type="float">
            <text:p>8364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37082" calcext:value-type="float">
            <text:p>8370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46832" calcext:value-type="float">
            <text:p>8468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50831" calcext:value-type="float">
            <text:p>8508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855524" calcext:value-type="float">
            <text:p>8555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57774" calcext:value-type="float">
            <text:p>8577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59164" calcext:value-type="float">
            <text:p>8591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59350" calcext:value-type="float">
            <text:p>8593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66325" calcext:value-type="float">
            <text:p>8663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73549" calcext:value-type="float">
            <text:p>8735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77291" calcext:value-type="float">
            <text:p>87729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77943" calcext:value-type="float">
            <text:p>8779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888169" calcext:value-type="float">
            <text:p>8881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88523" calcext:value-type="float">
            <text:p>88852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96404" calcext:value-type="float">
            <text:p>8964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97172" calcext:value-type="float">
            <text:p>8971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5719" calcext:value-type="float">
            <text:p>957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60296" calcext:value-type="float">
            <text:p>1602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342245" calcext:value-type="float">
            <text:p>342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28598" calcext:value-type="float">
            <text:p>428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92561" calcext:value-type="float">
            <text:p>4925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93452" calcext:value-type="float">
            <text:p>493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93452" calcext:value-type="float">
            <text:p>4934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21441" calcext:value-type="float">
            <text:p>5214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60680" calcext:value-type="float">
            <text:p>5606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36437" calcext:value-type="float">
            <text:p>6364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40712" calcext:value-type="float">
            <text:p>6407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54244" calcext:value-type="float">
            <text:p>65424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57753" calcext:value-type="float">
            <text:p>6577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85977" calcext:value-type="float">
            <text:p>6859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05448" calcext:value-type="float">
            <text:p>8054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46423" calcext:value-type="float">
            <text:p>8464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02504" calcext:value-type="float">
            <text:p>100250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22257" calcext:value-type="float">
            <text:p>10222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26122" calcext:value-type="float">
            <text:p>102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1084" calcext:value-type="float">
            <text:p>107108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80233" calcext:value-type="float">
            <text:p>10802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14570" calcext:value-type="float">
            <text:p>11145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14570" calcext:value-type="float">
            <text:p>11145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16715" calcext:value-type="float">
            <text:p>11167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31411" calcext:value-type="float">
            <text:p>11314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51734" calcext:value-type="float">
            <text:p>11517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56017" calcext:value-type="float">
            <text:p>11560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8247" calcext:value-type="float">
            <text:p>115824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8405" calcext:value-type="float">
            <text:p>11584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68278" calcext:value-type="float">
            <text:p>11682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6187" calcext:value-type="float">
            <text:p>11761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6263" calcext:value-type="float">
            <text:p>11962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6475" calcext:value-type="float">
            <text:p>11964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06314" calcext:value-type="float">
            <text:p>12063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11265" calcext:value-type="float">
            <text:p>121126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13784" calcext:value-type="float">
            <text:p>12137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3003" calcext:value-type="float">
            <text:p>1223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3306" calcext:value-type="float">
            <text:p>122330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3543" calcext:value-type="float">
            <text:p>1223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9929" calcext:value-type="float">
            <text:p>12299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1853" calcext:value-type="float">
            <text:p>12318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4554" calcext:value-type="float">
            <text:p>12345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6837" calcext:value-type="float">
            <text:p>12368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7674" calcext:value-type="float">
            <text:p>12376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8021" calcext:value-type="float">
            <text:p>12380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8464" calcext:value-type="float">
            <text:p>123846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38633" calcext:value-type="float">
            <text:p>123863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38915" calcext:value-type="float">
            <text:p>12389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38948" calcext:value-type="float">
            <text:p>12389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39232" calcext:value-type="float">
            <text:p>12392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39347" calcext:value-type="float">
            <text:p>12393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39967" calcext:value-type="float">
            <text:p>12399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40337" calcext:value-type="float">
            <text:p>12403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53505" calcext:value-type="float">
            <text:p>12535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55384" calcext:value-type="float">
            <text:p>12553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57200" calcext:value-type="float">
            <text:p>12572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57648" calcext:value-type="float">
            <text:p>1257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57815" calcext:value-type="float">
            <text:p>12578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57938" calcext:value-type="float">
            <text:p>12579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58549" calcext:value-type="float">
            <text:p>125854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58556" calcext:value-type="float">
            <text:p>12585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6154" calcext:value-type="float">
            <text:p>126615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72039" calcext:value-type="float">
            <text:p>12720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6091" calcext:value-type="float">
            <text:p>12760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6091" calcext:value-type="float">
            <text:p>12760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6091" calcext:value-type="float">
            <text:p>1276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7629" calcext:value-type="float">
            <text:p>12776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3439" calcext:value-type="float">
            <text:p>1293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3439" calcext:value-type="float">
            <text:p>12934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94562" calcext:value-type="float">
            <text:p>12945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95186" calcext:value-type="float">
            <text:p>129518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527337" calcext:value-type="float">
            <text:p>5273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58538" calcext:value-type="float">
            <text:p>5585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66509" calcext:value-type="float">
            <text:p>56650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08157" calcext:value-type="float">
            <text:p>6081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77910" calcext:value-type="float">
            <text:p>6779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34111" calcext:value-type="float">
            <text:p>734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34111" calcext:value-type="float">
            <text:p>7341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80555" calcext:value-type="float">
            <text:p>7805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27627" calcext:value-type="float">
            <text:p>8276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49837" calcext:value-type="float">
            <text:p>10498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58849" calcext:value-type="float">
            <text:p>10588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2404" calcext:value-type="float">
            <text:p>118240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93544" calcext:value-type="float">
            <text:p>11935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01870" calcext:value-type="float">
            <text:p>12018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02253" calcext:value-type="float">
            <text:p>120225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7081" calcext:value-type="float">
            <text:p>12270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30994" calcext:value-type="float">
            <text:p>12309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38410" calcext:value-type="float">
            <text:p>12384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46562" calcext:value-type="float">
            <text:p>12465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57470" calcext:value-type="float">
            <text:p>12574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59008" calcext:value-type="float">
            <text:p>12590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66124" calcext:value-type="float">
            <text:p>12661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67898" calcext:value-type="float">
            <text:p>12678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68313" calcext:value-type="float">
            <text:p>12683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68804" calcext:value-type="float">
            <text:p>12688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6091" calcext:value-type="float">
            <text:p>12760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0258" calcext:value-type="float">
            <text:p>12802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3966" calcext:value-type="float">
            <text:p>129396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96572" calcext:value-type="float">
            <text:p>12965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98416" calcext:value-type="float">
            <text:p>12984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99596" calcext:value-type="float">
            <text:p>129959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05524" calcext:value-type="float">
            <text:p>11055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1685" calcext:value-type="float">
            <text:p>1181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1594" calcext:value-type="float">
            <text:p>121159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8777" calcext:value-type="float">
            <text:p>12387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57608" calcext:value-type="float">
            <text:p>125760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69574" calcext:value-type="float">
            <text:p>12695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7145" calcext:value-type="float">
            <text:p>12771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7282" calcext:value-type="float">
            <text:p>12872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6025" calcext:value-type="float">
            <text:p>1296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6263" calcext:value-type="float">
            <text:p>12962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6593" calcext:value-type="float">
            <text:p>12965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99161" calcext:value-type="float">
            <text:p>12991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01945" calcext:value-type="float">
            <text:p>130194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02428" calcext:value-type="float">
            <text:p>1302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18169" calcext:value-type="float">
            <text:p>131816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74162" calcext:value-type="float">
            <text:p>4741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87451" calcext:value-type="float">
            <text:p>7874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02025" calcext:value-type="float">
            <text:p>1002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0522" calcext:value-type="float">
            <text:p>10705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73960" calcext:value-type="float">
            <text:p>10739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76352" calcext:value-type="float">
            <text:p>10763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84139" calcext:value-type="float">
            <text:p>10841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15293" calcext:value-type="float">
            <text:p>11152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19189" calcext:value-type="float">
            <text:p>11191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33991" calcext:value-type="float">
            <text:p>113399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42706" calcext:value-type="float">
            <text:p>114270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55967" calcext:value-type="float">
            <text:p>11559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0945" calcext:value-type="float">
            <text:p>11709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1567" calcext:value-type="float">
            <text:p>118156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2404" calcext:value-type="float">
            <text:p>11824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04558" calcext:value-type="float">
            <text:p>12045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7952" calcext:value-type="float">
            <text:p>12179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4565" calcext:value-type="float">
            <text:p>122456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8186" calcext:value-type="float">
            <text:p>12381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53917" calcext:value-type="float">
            <text:p>12539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65899" calcext:value-type="float">
            <text:p>126589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68766" calcext:value-type="float">
            <text:p>12687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7268" calcext:value-type="float">
            <text:p>127726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86943" calcext:value-type="float">
            <text:p>128694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95508" calcext:value-type="float">
            <text:p>12955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7327" calcext:value-type="float">
            <text:p>12973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7522" calcext:value-type="float">
            <text:p>12975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8360" calcext:value-type="float">
            <text:p>12983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9924" calcext:value-type="float">
            <text:p>12999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9994" calcext:value-type="float">
            <text:p>12999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04595" calcext:value-type="float">
            <text:p>130459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06282" calcext:value-type="float">
            <text:p>13062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13325" calcext:value-type="float">
            <text:p>13133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20077" calcext:value-type="float">
            <text:p>132007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0077" calcext:value-type="float">
            <text:p>132007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0304" calcext:value-type="float">
            <text:p>13203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30439" calcext:value-type="float">
            <text:p>13304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333093" calcext:value-type="float">
            <text:p>3330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369565" calcext:value-type="float">
            <text:p>36956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2300" calcext:value-type="float">
            <text:p>4123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72113" calcext:value-type="float">
            <text:p>6721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49653" calcext:value-type="float">
            <text:p>74965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69612" calcext:value-type="float">
            <text:p>7696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69612" calcext:value-type="float">
            <text:p>7696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98429" calcext:value-type="float">
            <text:p>7984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07657" calcext:value-type="float">
            <text:p>8076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233704" calcext:value-type="float">
            <text:p>823370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37480" calcext:value-type="float">
            <text:p>8374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867392" calcext:value-type="float">
            <text:p>8673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69828" calcext:value-type="float">
            <text:p>86982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43068" calcext:value-type="float">
            <text:p>10430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56171" calcext:value-type="float">
            <text:p>10561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61990" calcext:value-type="float">
            <text:p>106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13061" calcext:value-type="float">
            <text:p>11130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16192" calcext:value-type="float">
            <text:p>11161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35090" calcext:value-type="float">
            <text:p>11350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45420" calcext:value-type="float">
            <text:p>11454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58157" calcext:value-type="float">
            <text:p>11581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1578" calcext:value-type="float">
            <text:p>11715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4841" calcext:value-type="float">
            <text:p>11748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4586" calcext:value-type="float">
            <text:p>11845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6936" calcext:value-type="float">
            <text:p>11869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97527" calcext:value-type="float">
            <text:p>11975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22464" calcext:value-type="float">
            <text:p>12224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40603" calcext:value-type="float">
            <text:p>124060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40603" calcext:value-type="float">
            <text:p>124060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41035" calcext:value-type="float">
            <text:p>12410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87971" calcext:value-type="float">
            <text:p>12879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9391" calcext:value-type="float">
            <text:p>12893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9924" calcext:value-type="float">
            <text:p>12999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06339" calcext:value-type="float">
            <text:p>13063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13658" calcext:value-type="float">
            <text:p>131365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13982" calcext:value-type="float">
            <text:p>13139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1264" calcext:value-type="float">
            <text:p>13212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1321" calcext:value-type="float">
            <text:p>13213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1348" calcext:value-type="float">
            <text:p>13213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1931" calcext:value-type="float">
            <text:p>13219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1942" calcext:value-type="float">
            <text:p>13219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1942" calcext:value-type="float">
            <text:p>13219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8331" calcext:value-type="float">
            <text:p>13283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8755" calcext:value-type="float">
            <text:p>13287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1405" calcext:value-type="float">
            <text:p>13314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31412" calcext:value-type="float">
            <text:p>13314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33104" calcext:value-type="float">
            <text:p>1333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4071" calcext:value-type="float">
            <text:p>133407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43068" calcext:value-type="float">
            <text:p>13430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43374" calcext:value-type="float">
            <text:p>134337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44121" calcext:value-type="float">
            <text:p>13441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2932" calcext:value-type="float">
            <text:p>1429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83936" calcext:value-type="float">
            <text:p>1839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324382" calcext:value-type="float">
            <text:p>3243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8275" calcext:value-type="float">
            <text:p>3782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385103" calcext:value-type="float">
            <text:p>3851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90557" calcext:value-type="float">
            <text:p>6905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95091" calcext:value-type="float">
            <text:p>6950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95219" calcext:value-type="float">
            <text:p>6952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24249" calcext:value-type="float">
            <text:p>8242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71549" calcext:value-type="float">
            <text:p>8715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78358" calcext:value-type="float">
            <text:p>8783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07684" calcext:value-type="float">
            <text:p>11076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15762" calcext:value-type="float">
            <text:p>11157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7717" calcext:value-type="float">
            <text:p>12177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9420" calcext:value-type="float">
            <text:p>12394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54538" calcext:value-type="float">
            <text:p>12545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61751" calcext:value-type="float">
            <text:p>12617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8275" calcext:value-type="float">
            <text:p>12682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72166" calcext:value-type="float">
            <text:p>127216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94261" calcext:value-type="float">
            <text:p>12942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95529" calcext:value-type="float">
            <text:p>12955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98484" calcext:value-type="float">
            <text:p>12984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11875" calcext:value-type="float">
            <text:p>13118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15506" calcext:value-type="float">
            <text:p>13155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20141" calcext:value-type="float">
            <text:p>132014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5309" calcext:value-type="float">
            <text:p>13253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3063" calcext:value-type="float">
            <text:p>13330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3495" calcext:value-type="float">
            <text:p>13334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4659" calcext:value-type="float">
            <text:p>13346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6798" calcext:value-type="float">
            <text:p>13367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44449" calcext:value-type="float">
            <text:p>134444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50568" calcext:value-type="float">
            <text:p>13505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52663" calcext:value-type="float">
            <text:p>13526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8336" calcext:value-type="float">
            <text:p>188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2431" calcext:value-type="float">
            <text:p>3524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353098" calcext:value-type="float">
            <text:p>3530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11453" calcext:value-type="float">
            <text:p>4114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57583" calcext:value-type="float">
            <text:p>5575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636375" calcext:value-type="float">
            <text:p>6363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6150" calcext:value-type="float">
            <text:p>7361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03531" calcext:value-type="float">
            <text:p>8035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22829" calcext:value-type="float">
            <text:p>82282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016634" calcext:value-type="float">
            <text:p>10166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31608" calcext:value-type="float">
            <text:p>103160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41043" calcext:value-type="float">
            <text:p>10410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42252" calcext:value-type="float">
            <text:p>10422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57067" calcext:value-type="float">
            <text:p>10570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61990" calcext:value-type="float">
            <text:p>10619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73836" calcext:value-type="float">
            <text:p>10738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83817" calcext:value-type="float">
            <text:p>10838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096352" calcext:value-type="float">
            <text:p>109635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40597" calcext:value-type="float">
            <text:p>11405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49548" calcext:value-type="float">
            <text:p>11495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74009" calcext:value-type="float">
            <text:p>11740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183596" calcext:value-type="float">
            <text:p>11835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90386" calcext:value-type="float">
            <text:p>1190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190546" calcext:value-type="float">
            <text:p>11905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3273" calcext:value-type="float">
            <text:p>12132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18982" calcext:value-type="float">
            <text:p>12189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25382" calcext:value-type="float">
            <text:p>12253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5807" calcext:value-type="float">
            <text:p>12358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38777" calcext:value-type="float">
            <text:p>12387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53955" calcext:value-type="float">
            <text:p>12539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57366" calcext:value-type="float">
            <text:p>125736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60659" calcext:value-type="float">
            <text:p>12606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68952" calcext:value-type="float">
            <text:p>12689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275807" calcext:value-type="float">
            <text:p>12758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7792" calcext:value-type="float">
            <text:p>127779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77792" calcext:value-type="float">
            <text:p>12777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5722" calcext:value-type="float">
            <text:p>12857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88608" calcext:value-type="float">
            <text:p>12886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0203" calcext:value-type="float">
            <text:p>129020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4413" calcext:value-type="float">
            <text:p>12944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299596" calcext:value-type="float">
            <text:p>12995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03489" calcext:value-type="float">
            <text:p>13034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11033" calcext:value-type="float">
            <text:p>13110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11108" calcext:value-type="float">
            <text:p>1311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15807" calcext:value-type="float">
            <text:p>131580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18671" calcext:value-type="float">
            <text:p>13186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19609" calcext:value-type="float">
            <text:p>13196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3477" calcext:value-type="float">
            <text:p>1323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4572" calcext:value-type="float">
            <text:p>13245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4681" calcext:value-type="float">
            <text:p>13246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5159" calcext:value-type="float">
            <text:p>13251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26892" calcext:value-type="float">
            <text:p>13268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0361" calcext:value-type="float">
            <text:p>13303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3877" calcext:value-type="float">
            <text:p>13338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34015" calcext:value-type="float">
            <text:p>1334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34667" calcext:value-type="float">
            <text:p>1334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9781" calcext:value-type="float">
            <text:p>13397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39781" calcext:value-type="float">
            <text:p>13397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454352" calcext:value-type="float">
            <text:p>13454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45452" calcext:value-type="float">
            <text:p>1345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45593" calcext:value-type="float">
            <text:p>13455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47749" calcext:value-type="float">
            <text:p>13477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47943" calcext:value-type="float">
            <text:p>13479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48851" calcext:value-type="float">
            <text:p>13488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50319" calcext:value-type="float">
            <text:p>13503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50423" calcext:value-type="float">
            <text:p>13504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52848" calcext:value-type="float">
            <text:p>13528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53092" calcext:value-type="float">
            <text:p>13530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54840" calcext:value-type="float">
            <text:p>13548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54840" calcext:value-type="float">
            <text:p>1354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55260" calcext:value-type="float">
            <text:p>13552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65075" calcext:value-type="float">
            <text:p>13650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65328" calcext:value-type="float">
            <text:p>1365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68267" calcext:value-type="float">
            <text:p>136826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68273" calcext:value-type="float">
            <text:p>13682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1368882" calcext:value-type="float">
            <text:p>13688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69821" calcext:value-type="float">
            <text:p>136982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371026" calcext:value-type="float">
            <text:p>1371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1371920" calcext:value-type="float">
            <text:p>13719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66906" calcext:value-type="float">
            <text:p>4669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466906" calcext:value-type="float">
            <text:p>4669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34555" calcext:value-type="float">
            <text:p>5345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36708" calcext:value-type="float">
            <text:p>5367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566346" calcext:value-type="float">
            <text:p>5663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03148" calcext:value-type="float">
            <text:p>6031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54546" calcext:value-type="float">
            <text:p>6545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654546" calcext:value-type="float">
            <text:p>654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95091" calcext:value-type="float">
            <text:p>695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visibility="filter">
          <table:table-cell office:value-type="float" office:value="714039" calcext:value-type="float">
            <text:p>7140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63235" calcext:value-type="float">
            <text:p>7632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776715" calcext:value-type="float">
            <text:p>7767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visibility="filter">
          <table:table-cell office:value-type="float" office:value="841769" calcext:value-type="float">
            <text:p>8417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88820" calcext:value-type="float">
            <text:p>8888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97471" calcext:value-type="float">
            <text:p>897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97471" calcext:value-type="float">
            <text:p>8974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K700" table:display-filter-buttons="true">
          <table:filter>
            <table:filter-and>
              <table:filter-condition table:field-number="10" table:value="4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2:28:17.853000000</meta:creation-date>
    <dc:date>2019-02-13T00:45:32.795000000</dc:date>
    <meta:editing-duration>PT26M33S</meta:editing-duration>
    <meta:editing-cycles>2</meta:editing-cycles>
    <meta:generator>LibreOffice/6.1.4.2$Windows_X86_64 LibreOffice_project/9d0f32d1f0b509096fd65e0d4bec26ddd1938fd3</meta:generator>
    <meta:document-statistic meta:table-count="1" meta:cell-count="7700" meta:object-count="0"/>
  </office:meta>
</office:document-meta>
</file>